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c856"/>
    </style:style>
    <style:style style:name="P2" style:family="paragraph" style:parent-style-name="Standard">
      <style:text-properties officeooo:paragraph-rsid="0004c856" fo:background-color="#ffff00"/>
    </style:style>
    <style:style style:name="P3" style:family="paragraph" style:parent-style-name="Standard">
      <style:text-properties officeooo:paragraph-rsid="0004c856"/>
    </style:style>
    <style:style style:name="T1" style:family="text">
      <style:text-properties officeooo:rsid="0004c856"/>
    </style:style>
    <style:style style:name="T2" style:family="text">
      <style:text-properties officeooo:rsid="000652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">#</text:span>ESCREVE<text:span text:style-name="T2">NDO</text:span> <text:span text:style-name="T1">OS DF’s DE CADA FINALIDADE POR ANOS</text:span> <text:span text:style-name="T1">EM ARQUIVOS NA PASTA</text:span>: </text:p>
      <text:p text:style-name="Standard"/>
      <text:p text:style-name="P1"/>
      <text:p text:style-name="P1">DIREITO_DE_USO_<text:span text:style-name="T1">AB_HUM</text:span>_ord_ANOS_MUN.to_excel('DIREITO_DE_USO_<text:span text:style-name="T1">AB_HUM</text:span>_ord_ANOS_MUN.xlsx',encoding='utf-8',index=False)</text:p>
      <text:p text:style-name="P1"/>
      <text:p text:style-name="P1">DIREITO_DE_USO_<text:span text:style-name="T1">DESS</text:span>_ord_ANOS_MUN.to_excel('DIREITO_DE_USO_<text:span text:style-name="T1">DESS</text:span>_ord_ANOS_MUN.xlsx',encoding='utf-8',index=False)</text:p>
      <text:p text:style-name="P1"/>
      <text:p text:style-name="P2">DIREITO_DE_USO_<text:span text:style-name="T1">IRRIG</text:span>_ord_ANOS_MUN.to_excel('DIREITO_DE_USO_<text:span text:style-name="T1">IRRIG</text:span>_ord_ANOS_MUN.xlsx',encoding='utf-8',index=False)</text:p>
      <text:p text:style-name="P2"/>
      <text:p text:style-name="P2">DIREITO_DE_USO_<text:span text:style-name="T1">AQUIC</text:span>_ord_ANOS_MUN.to_excel('DIREITO_DE_USO_<text:span text:style-name="T1">AQUIC</text:span>_ord_ANOS_MUN.xlsx',encoding='utf-8',index=False)</text:p>
      <text:p text:style-name="P1"/>
      <text:p text:style-name="P1">DIREITO_DE_USO_<text:span text:style-name="T1">IND</text:span>_ord_ANOS_MUN.to_excel('DIREITO_DE_USO_<text:span text:style-name="T1">IND</text:span>_ord_ANOS_MUN.xlsx',encoding='utf-8',index=False)</text:p>
      <text:p text:style-name="P1"/>
      <text:p text:style-name="P1">DIREITO_DE_USO_<text:span text:style-name="T1">OUTROS</text:span>_ord_ANOS_MUN.to_excel('DIREITO_DE_USO_<text:span text:style-name="T1">OUTROS</text:span>_ord_ANOS_MUN.xlsx',encoding='utf-8',index=False)</text:p>
      <text:p text:style-name="P1"/>
      <text:p text:style-name="P1">DIREITO_DE_USO_SERV_COM_ord_ANOS_MUN.to_excel('DIREITO_DE_USO_SERV_COM_ord_ANOS_MUN.xlsx',encoding='utf-8',index=Fals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8T19:03:32.348000000</meta:creation-date>
    <dc:date>2021-09-25T20:26:03.904000000</dc:date>
    <meta:editing-duration>P1DT17H50M57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8" meta:word-count="19" meta:character-count="865" meta:non-whitespace-character-count="853"/>
  </office:meta>
</office:document-meta>
</file>